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4453" officeooo:paragraph-rsid="000b4453"/>
    </style:style>
    <style:style style:name="P2" style:family="paragraph" style:parent-style-name="Standard" style:list-style-name="L1">
      <style:text-properties officeooo:rsid="000b4453" officeooo:paragraph-rsid="000b4453"/>
    </style:style>
    <style:style style:name="P3" style:family="paragraph" style:parent-style-name="Standard" style:list-style-name="L1">
      <style:text-properties officeooo:rsid="000d117a" officeooo:paragraph-rsid="000d117a"/>
    </style:style>
    <style:style style:name="T1" style:family="text">
      <style:text-properties officeooo:rsid="000d117a"/>
    </style:style>
    <style:style style:name="T2" style:family="text">
      <style:text-properties officeooo:rsid="000dcfc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117a" style:font-weight-asian="bold" style:font-weight-complex="bold"/>
    </style:style>
    <style:style style:name="T5" style:family="text">
      <style:text-properties fo:font-weight="bold" officeooo:rsid="000dcfc3" style:font-weight-asian="bold" style:font-weight-complex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0d117a" style:font-weight-asian="bold" style:font-weight-complex="bold"/>
    </style:style>
    <style:style style:name="T8" style:family="text">
      <style:text-properties fo:language="en" fo:country="US" fo:font-weight="bold" officeooo:rsid="000dcfc3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зможные сообщения (usecases)</text:p>
      <text:p text:style-name="P1"/>
      <text:list xml:id="list4330847804859818856" text:style-name="L1">
        <text:list-item>
          <text:p text:style-name="P2">Глиф успешно сгенерирован.</text:p>
        </text:list-item>
        <text:list-item>
          <text:p text:style-name="P2">Неизвестная ошибка генерирования глифа (код ошибки <text:span text:style-name="T1">[</text:span><text:span text:style-name="T7">code</text:span><text:span text:style-name="T1">]</text:span>).</text:p>
        </text:list-item>
        <text:list-item>
          <text:p text:style-name="P3">Файл [<text:span text:style-name="T6">file</text:span><text:span text:style-name="T3"> </text:span><text:span text:style-name="T6">name</text:span>] не может быть прочитан.</text:p>
        </text:list-item>
        <text:list-item>
          <text:p text:style-name="P2">Некорректный формат файла SVG — <text:span text:style-name="T2">[</text:span><text:span text:style-name="T5">XML </text:span><text:span text:style-name="T8">parser</text:span><text:span text:style-name="T5"> </text:span><text:span text:style-name="T8">error</text:span><text:span text:style-name="T2">]</text:span>.</text:p>
        </text:list-item>
        <text:list-item>
          <text:p text:style-name="P2">Растровый элемент проигнорирован, поддерживается только векторная графика.</text:p>
        </text:list-item>
        <text:list-item>
          <text:p text:style-name="P2">Градиентная заливка проигнорирована, элемент залит фоновым цветом.</text:p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дим Никифоров</meta:initial-creator>
    <meta:creation-date>2013-12-29T22:49:43.126113000</meta:creation-date>
    <dc:date>2013-12-29T22:57:07.430925000</dc:date>
    <dc:creator>Вадим Никифоров</dc:creator>
    <meta:editing-duration>PT6M51S</meta:editing-duration>
    <meta:editing-cycles>4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8" meta:word-count="48" meta:character-count="360" meta:non-whitespace-character-count="325"/>
  </office:meta>
</office:document-meta>
</file>